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ExtractionTransformer.endEnti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ExtractionTransformer.endExtractingDocument( String uri , String loc , String ra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xtractionTransformer.startEnti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ExtractionTransformer.startCDA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ExtractionTransformer.characters( char c [ ] , int start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ExtractionTransformer.ignorableWhitespace( char c [ ] , int start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ExtractionTransformer.startDTD( String name , String publicId , String system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ExtractionTransformer.setup( SourceResolver resolver , Map objectModel , String src , Parameters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ExtractionTransformer.processingInstruction( String target , String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ExtractionTransformer.skippedEnti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ExtractionTransforme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ExtractionTransformer.endElement( String uri , String loc , String raw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AbstractExtractionTransformer.startExtractingDocument( String uri , String loc , String raw , Attributes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xtractionTransformer.endPrefixMapping( String pre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ExtractionTransformer.endCDA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ExtractionTransformer.comment( char ch [ ] , int start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ExtractionTransformer.endDT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ExtractionTransformer.startPrefixMapping( String prefix ,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ExtractionTransformer.startElement( String uri , String loc , String raw , Attributes a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9">
            <text:p text:style-name="Table_20_Contents">2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